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9.8pt"/>
    </style:style>
    <style:style style:name="co2" style:family="table-column">
      <style:table-column-properties fo:break-before="auto" style:column-width="106.61pt"/>
    </style:style>
    <style:style style:name="co3" style:family="table-column">
      <style:table-column-properties fo:break-before="auto" style:column-width="105.99pt"/>
    </style:style>
    <style:style style:name="co4" style:family="table-column">
      <style:table-column-properties fo:break-before="auto" style:column-width="85.4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14.35pt"/>
    </style:style>
    <style:style style:name="co7" style:family="table-column">
      <style:table-column-properties fo:break-before="auto" style:column-width="109.36pt"/>
    </style:style>
    <style:style style:name="co8" style:family="table-column">
      <style:table-column-properties fo:break-before="auto" style:column-width="65.45pt"/>
    </style:style>
    <style:style style:name="co9" style:family="table-column">
      <style:table-column-properties fo:break-before="auto" style:column-width="48.1pt"/>
    </style:style>
    <style:style style:name="co10" style:family="table-column">
      <style:table-column-properties fo:break-before="auto" style:column-width="48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9" style:family="table-cell" style:parent-style-name="Default" style:data-style-name="N121">
      <style:text-properties fo:font-weight="bold" style:font-weight-asian="bold" style:font-weight-complex="bold"/>
    </style:style>
    <style:style style:name="ce10" style:family="table-cell" style:parent-style-name="Default" style:data-style-name="N121"/>
    <style:style style:name="ce11" style:family="table-cell" style:parent-style-name="Default" style:data-style-name="N4"/>
    <style:style style:name="ce17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Binary Siz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Exe name</text:p>
          </table:table-cell>
          <table:table-cell table:style-name="ce1" office:value-type="string" calcext:value-type="string">
            <text:p>Original Size</text:p>
          </table:table-cell>
          <table:table-cell table:style-name="ce1" office:value-type="string" calcext:value-type="string">
            <text:p>Cibified Size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iff (%)</text:p>
          </table:table-cell>
          <table:table-cell table:style-name="ce1" table:number-columns-repeated="1013"/>
          <table:table-cell/>
        </table:table-row>
        <table:table-row table:style-name="ro1">
          <table:table-cell table:style-name="ce6" office:value-type="string" calcext:value-type="string">
            <text:p>libpodofo.so</text:p>
          </table:table-cell>
          <table:table-cell office:value-type="float" office:value="1703" calcext:value-type="float">
            <text:p>1703</text:p>
          </table:table-cell>
          <table:table-cell office:value-type="float" office:value="5069" calcext:value-type="float">
            <text:p>5069</text:p>
          </table:table-cell>
          <table:table-cell table:formula="of:=[.C2]-[.B2]" office:value-type="float" office:value="3366" calcext:value-type="float">
            <text:p>3366</text:p>
          </table:table-cell>
          <table:table-cell table:formula="of:=[.D2]/[.B2]" office:value-type="percentage" office:value="1.97651203758074" calcext:value-type="percentage">
            <text:p>197.6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color</text:p>
          </table:table-cell>
          <table:table-cell office:value-type="float" office:value="242" calcext:value-type="float">
            <text:p>242</text:p>
          </table:table-cell>
          <table:table-cell office:value-type="float" office:value="202" calcext:value-type="float">
            <text:p>202</text:p>
          </table:table-cell>
          <table:table-cell table:formula="of:=[.C3]-[.B3]" office:value-type="float" office:value="-40" calcext:value-type="float">
            <text:p>-40</text:p>
          </table:table-cell>
          <table:table-cell table:formula="of:=[.D3]/[.B3]" office:value-type="percentage" office:value="-0.165289256198347" calcext:value-type="percentage">
            <text:p>-16.5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impose</text:p>
          </table:table-cell>
          <table:table-cell office:value-type="float" office:value="230" calcext:value-type="float">
            <text:p>230</text:p>
          </table:table-cell>
          <table:table-cell office:value-type="float" office:value="274" calcext:value-type="float">
            <text:p>274</text:p>
          </table:table-cell>
          <table:table-cell table:formula="of:=[.C4]-[.B4]" office:value-type="float" office:value="44" calcext:value-type="float">
            <text:p>44</text:p>
          </table:table-cell>
          <table:table-cell table:formula="of:=[.D4]/[.B4]" office:value-type="percentage" office:value="0.191304347826087" calcext:value-type="percentage">
            <text:p>19.1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pages</text:p>
          </table:table-cell>
          <table:table-cell office:value-type="float" office:value="110" calcext:value-type="float">
            <text:p>110</text:p>
          </table:table-cell>
          <table:table-cell office:value-type="float" office:value="82" calcext:value-type="float">
            <text:p>82</text:p>
          </table:table-cell>
          <table:table-cell table:formula="of:=[.C5]-[.B5]" office:value-type="float" office:value="-28" calcext:value-type="float">
            <text:p>-28</text:p>
          </table:table-cell>
          <table:table-cell table:formula="of:=[.D5]/[.B5]" office:value-type="percentage" office:value="-0.254545454545454" calcext:value-type="percentage">
            <text:p>-25.4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eationTest</text:p>
          </table:table-cell>
          <table:table-cell office:value-type="float" office:value="94" calcext:value-type="float">
            <text:p>94</text:p>
          </table:table-cell>
          <table:table-cell office:value-type="float" office:value="342" calcext:value-type="float">
            <text:p>342</text:p>
          </table:table-cell>
          <table:table-cell table:formula="of:=[.C6]-[.B6]" office:value-type="float" office:value="248" calcext:value-type="float">
            <text:p>248</text:p>
          </table:table-cell>
          <table:table-cell table:formula="of:=[.D6]/[.B6]" office:value-type="percentage" office:value="2.63829787234043" calcext:value-type="percentage">
            <text:p>263.8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pdfinfo</text:p>
          </table:table-cell>
          <table:table-cell office:value-type="float" office:value="94" calcext:value-type="float">
            <text:p>94</text:p>
          </table:table-cell>
          <table:table-cell office:value-type="float" office:value="166" calcext:value-type="float">
            <text:p>166</text:p>
          </table:table-cell>
          <table:table-cell table:formula="of:=[.C7]-[.B7]" office:value-type="float" office:value="72" calcext:value-type="float">
            <text:p>72</text:p>
          </table:table-cell>
          <table:table-cell table:formula="of:=[.D7]/[.B7]" office:value-type="percentage" office:value="0.765957446808511" calcext:value-type="percentage">
            <text:p>76.6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sign</text:p>
          </table:table-cell>
          <table:table-cell office:value-type="float" office:value="82" calcext:value-type="float">
            <text:p>82</text:p>
          </table:table-cell>
          <table:table-cell office:value-type="float" office:value="310" calcext:value-type="float">
            <text:p>310</text:p>
          </table:table-cell>
          <table:table-cell table:formula="of:=[.C8]-[.B8]" office:value-type="float" office:value="228" calcext:value-type="float">
            <text:p>228</text:p>
          </table:table-cell>
          <table:table-cell table:formula="of:=[.D8]/[.B8]" office:value-type="percentage" office:value="2.78048780487805" calcext:value-type="percentage">
            <text:p>278.0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txtextract</text:p>
          </table:table-cell>
          <table:table-cell office:value-type="float" office:value="78" calcext:value-type="float">
            <text:p>78</text:p>
          </table:table-cell>
          <table:table-cell office:value-type="float" office:value="170" calcext:value-type="float">
            <text:p>170</text:p>
          </table:table-cell>
          <table:table-cell table:formula="of:=[.C9]-[.B9]" office:value-type="float" office:value="92" calcext:value-type="float">
            <text:p>92</text:p>
          </table:table-cell>
          <table:table-cell table:formula="of:=[.D9]/[.B9]" office:value-type="percentage" office:value="1.17948717948718" calcext:value-type="percentage">
            <text:p>117.9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jectParserTest</text:p>
          </table:table-cell>
          <table:table-cell office:value-type="float" office:value="74" calcext:value-type="float">
            <text:p>74</text:p>
          </table:table-cell>
          <table:table-cell office:value-type="float" office:value="134" calcext:value-type="float">
            <text:p>134</text:p>
          </table:table-cell>
          <table:table-cell table:formula="of:=[.C10]-[.B10]" office:value-type="float" office:value="60" calcext:value-type="float">
            <text:p>60</text:p>
          </table:table-cell>
          <table:table-cell table:formula="of:=[.D10]/[.B10]" office:value-type="percentage" office:value="0.810810810810811" calcext:value-type="percentage">
            <text:p>81.0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box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table:formula="of:=[.C11]-[.B11]" office:value-type="float" office:value="12" calcext:value-type="float">
            <text:p>12</text:p>
          </table:table-cell>
          <table:table-cell table:formula="of:=[.D11]/[.B11]" office:value-type="percentage" office:value="0.162162162162162" calcext:value-type="percentage">
            <text:p>16.2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imgextract</text:p>
          </table:table-cell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table:formula="of:=[.C12]-[.B12]" office:value-type="float" office:value="36" calcext:value-type="float">
            <text:p>36</text:p>
          </table:table-cell>
          <table:table-cell table:formula="of:=[.D12]/[.B12]" office:value-type="percentage" office:value="0.486486486486487" calcext:value-type="percentage">
            <text:p>48.6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img2pdf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table:formula="of:=[.C13]-[.B13]" office:value-type="float" office:value="24" calcext:value-type="float">
            <text:p>24</text:p>
          </table:table-cell>
          <table:table-cell table:formula="of:=[.D13]/[.B13]" office:value-type="percentage" office:value="0.342857142857143" calcext:value-type="percentage">
            <text:p>34.2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uncompress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table:formula="of:=[.C14]-[.B14]" office:value-type="float" office:value="24" calcext:value-type="float">
            <text:p>24</text:p>
          </table:table-cell>
          <table:table-cell table:formula="of:=[.D14]/[.B14]" office:value-type="percentage" office:value="0.363636363636364" calcext:value-type="percentage">
            <text:p>36.3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rmTest</text:p>
          </table:table-cell>
          <table:table-cell office:value-type="float" office:value="62" calcext:value-type="float">
            <text:p>62</text:p>
          </table:table-cell>
          <table:table-cell office:value-type="float" office:value="234" calcext:value-type="float">
            <text:p>234</text:p>
          </table:table-cell>
          <table:table-cell table:formula="of:=[.C15]-[.B15]" office:value-type="float" office:value="172" calcext:value-type="float">
            <text:p>172</text:p>
          </table:table-cell>
          <table:table-cell table:formula="of:=[.D15]/[.B15]" office:value-type="percentage" office:value="2.7741935483871" calcext:value-type="percentage">
            <text:p>277.4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riantTest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table:formula="of:=[.C16]-[.B16]" office:value-type="float" office:value="8" calcext:value-type="float">
            <text:p>8</text:p>
          </table:table-cell>
          <table:table-cell table:formula="of:=[.D16]/[.B16]" office:value-type="percentage" office:value="0.148148148148148" calcext:value-type="percentage">
            <text:p>14.8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entParser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formula="of:=[.C17]-[.B17]" office:value-type="float" office:value="40" calcext:value-type="float">
            <text:p>40</text:p>
          </table:table-cell>
          <table:table-cell table:formula="of:=[.D17]/[.B17]" office:value-type="percentage" office:value="0.8" calcext:value-type="percentage">
            <text:p>80.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crop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table:formula="of:=[.C18]-[.B18]" office:value-type="float" office:value="52" calcext:value-type="float">
            <text:p>52</text:p>
          </table:table-cell>
          <table:table-cell table:formula="of:=[.D18]/[.B18]" office:value-type="percentage" office:value="1.04" calcext:value-type="percentage">
            <text:p>104.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lloworld</text:p>
          </table:table-cell>
          <table:table-cell office:value-type="float" office:value="49" calcext:value-type="float">
            <text:p>49</text:p>
          </table:table-cell>
          <table:table-cell office:value-type="float" office:value="154" calcext:value-type="float">
            <text:p>154</text:p>
          </table:table-cell>
          <table:table-cell table:formula="of:=[.C19]-[.B19]" office:value-type="float" office:value="105" calcext:value-type="float">
            <text:p>105</text:p>
          </table:table-cell>
          <table:table-cell table:formula="of:=[.D19]/[.B19]" office:value-type="percentage" office:value="2.14285714285714" calcext:value-type="percentage">
            <text:p>214.2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lloworld-base14</text:p>
          </table:table-cell>
          <table:table-cell office:value-type="float" office:value="46" calcext:value-type="float">
            <text:p>46</text:p>
          </table:table-cell>
          <table:table-cell office:value-type="float" office:value="190" calcext:value-type="float">
            <text:p>190</text:p>
          </table:table-cell>
          <table:table-cell table:formula="of:=[.C20]-[.B20]" office:value-type="float" office:value="144" calcext:value-type="float">
            <text:p>144</text:p>
          </table:table-cell>
          <table:table-cell table:formula="of:=[.D20]/[.B20]" office:value-type="percentage" office:value="3.1304347826087" calcext:value-type="percentage">
            <text:p>313.0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terTest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table:formula="of:=[.C21]-[.B21]" office:value-type="float" office:value="36" calcext:value-type="float">
            <text:p>36</text:p>
          </table:table-cell>
          <table:table-cell table:formula="of:=[.D21]/[.B21]" office:value-type="percentage" office:value="0.782608695652174" calcext:value-type="percentage">
            <text:p>78.2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xmp</text:p>
          </table:table-cell>
          <table:table-cell office:value-type="float" office:value="46" calcext:value-type="float">
            <text:p>46</text:p>
          </table:table-cell>
          <table:table-cell office:value-type="float" office:value="98" calcext:value-type="float">
            <text:p>98</text:p>
          </table:table-cell>
          <table:table-cell table:formula="of:=[.C22]-[.B22]" office:value-type="float" office:value="52" calcext:value-type="float">
            <text:p>52</text:p>
          </table:table-cell>
          <table:table-cell table:formula="of:=[.D22]/[.B22]" office:value-type="percentage" office:value="1.1304347826087" calcext:value-type="percentage">
            <text:p>113.0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termarkTest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table:formula="of:=[.C23]-[.B23]" office:value-type="float" office:value="32" calcext:value-type="float">
            <text:p>32</text:p>
          </table:table-cell>
          <table:table-cell table:formula="of:=[.D23]/[.B23]" office:value-type="percentage" office:value="0.761904761904762" calcext:value-type="percentage">
            <text:p>76.1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gc</text:p>
          </table:table-cell>
          <table:table-cell office:value-type="float" office:value="42" calcext:value-type="float">
            <text:p>42</text:p>
          </table:table-cell>
          <table:table-cell office:value-type="float" office:value="106" calcext:value-type="float">
            <text:p>106</text:p>
          </table:table-cell>
          <table:table-cell table:formula="of:=[.C24]-[.B24]" office:value-type="float" office:value="64" calcext:value-type="float">
            <text:p>64</text:p>
          </table:table-cell>
          <table:table-cell table:formula="of:=[.D24]/[.B24]" office:value-type="percentage" office:value="1.52380952380952" calcext:value-type="percentage">
            <text:p>152.3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txt2pdf</text:p>
          </table:table-cell>
          <table:table-cell office:value-type="float" office:value="42" calcext:value-type="float">
            <text:p>42</text:p>
          </table:table-cell>
          <table:table-cell office:value-type="float" office:value="194" calcext:value-type="float">
            <text:p>194</text:p>
          </table:table-cell>
          <table:table-cell table:formula="of:=[.C25]-[.B25]" office:value-type="float" office:value="152" calcext:value-type="float">
            <text:p>152</text:p>
          </table:table-cell>
          <table:table-cell table:formula="of:=[.D25]/[.B25]" office:value-type="percentage" office:value="3.61904761904762" calcext:value-type="percentage">
            <text:p>361.9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rgeTest</text:p>
          </table:table-cell>
          <table:table-cell office:value-type="float" office:value="42" calcext:value-type="float">
            <text:p>42</text:p>
          </table:table-cell>
          <table:table-cell office:value-type="float" office:value="214" calcext:value-type="float">
            <text:p>214</text:p>
          </table:table-cell>
          <table:table-cell table:formula="of:=[.C26]-[.B26]" office:value-type="float" office:value="172" calcext:value-type="float">
            <text:p>172</text:p>
          </table:table-cell>
          <table:table-cell table:formula="of:=[.D26]/[.B26]" office:value-type="percentage" office:value="4.0952380952381" calcext:value-type="percentage">
            <text:p>409.5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natureTest</text:p>
          </table:table-cell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table:formula="of:=[.C27]-[.B27]" office:value-type="float" office:value="128" calcext:value-type="float">
            <text:p>128</text:p>
          </table:table-cell>
          <table:table-cell table:formula="of:=[.D27]/[.B27]" office:value-type="percentage" office:value="3.04761904761905" calcext:value-type="percentage">
            <text:p>304.7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encrypt</text:p>
          </table:table-cell>
          <table:table-cell office:value-type="float" office:value="42" calcext:value-type="float">
            <text:p>42</text:p>
          </table:table-cell>
          <table:table-cell office:value-type="float" office:value="106" calcext:value-type="float">
            <text:p>106</text:p>
          </table:table-cell>
          <table:table-cell table:formula="of:=[.C28]-[.B28]" office:value-type="float" office:value="64" calcext:value-type="float">
            <text:p>64</text:p>
          </table:table-cell>
          <table:table-cell table:formula="of:=[.D28]/[.B28]" office:value-type="percentage" office:value="1.52380952380952" calcext:value-type="percentage">
            <text:p>152.3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enizerTest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formula="of:=[.C29]-[.B29]" office:value-type="float" office:value="-16" calcext:value-type="float">
            <text:p>-16</text:p>
          </table:table-cell>
          <table:table-cell table:formula="of:=[.D29]/[.B29]" office:value-type="percentage" office:value="-0.421052631578947" calcext:value-type="percentage">
            <text:p>-42.1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countpages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formula="of:=[.C30]-[.B30]" office:value-type="float" office:value="-8" calcext:value-type="float">
            <text:p>-8</text:p>
          </table:table-cell>
          <table:table-cell table:formula="of:=[.D30]/[.B30]" office:value-type="percentage" office:value="-0.210526315789474" calcext:value-type="percentage">
            <text:p>-21.0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incrementalupdates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formula="of:=[.C31]-[.B31]" office:value-type="float" office:value="-8" calcext:value-type="float">
            <text:p>-8</text:p>
          </table:table-cell>
          <table:table-cell table:formula="of:=[.D31]/[.B31]" office:value-type="percentage" office:value="-0.210526315789474" calcext:value-type="percentage">
            <text:p>-21.0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merge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formula="of:=[.C32]-[.B32]" office:value-type="float" office:value="4" calcext:value-type="float">
            <text:p>4</text:p>
          </table:table-cell>
          <table:table-cell table:formula="of:=[.D32]/[.B32]" office:value-type="percentage" office:value="0.105263157894737" calcext:value-type="percentage">
            <text:p>10.5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serTest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table:formula="of:=[.C33]-[.B33]" office:value-type="float" office:value="24" calcext:value-type="float">
            <text:p>24</text:p>
          </table:table-cell>
          <table:table-cell table:formula="of:=[.D33]/[.B33]" office:value-type="percentage" office:value="1.33333333333333" calcext:value-type="percentage">
            <text:p>133.33%</text:p>
          </table:table-cell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MAX Size Diff</text:p>
          </table:table-cell>
          <table:table-cell table:style-name="ce1" table:number-columns-repeated="2"/>
          <table:table-cell table:style-name="ce2" table:formula="of:=MAX([.D2:.D33])" office:value-type="float" office:value="3366" calcext:value-type="float">
            <text:p>3,366.00</text:p>
          </table:table-cell>
          <table:table-cell table:style-name="ce3" table:formula="of:=MAX([.E2:.E33])" office:value-type="percentage" office:value="4.0952380952381" calcext:value-type="percentage">
            <text:p>409.52%</text:p>
          </table:table-cell>
          <table:table-cell/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MIN Size Diff</text:p>
          </table:table-cell>
          <table:table-cell table:style-name="ce1" table:number-columns-repeated="2"/>
          <table:table-cell table:style-name="ce2" table:formula="of:=MIN([.D2:.D33])" office:value-type="float" office:value="-40" calcext:value-type="float">
            <text:p>-40.00</text:p>
          </table:table-cell>
          <table:table-cell table:style-name="ce3" table:formula="of:=MIN([.E2:.E33])" office:value-type="percentage" office:value="-0.421052631578947" calcext:value-type="percentage">
            <text:p>-42.11%</text:p>
          </table:table-cell>
          <table:table-cell/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AVERAGE Size Diff</text:p>
          </table:table-cell>
          <table:table-cell table:style-name="ce1" table:number-columns-repeated="2"/>
          <table:table-cell table:style-name="ce2" table:formula="of:=AVERAGE([.D2:.D33])" office:value-type="float" office:value="167.34375" calcext:value-type="float">
            <text:p>167.34</text:p>
          </table:table-cell>
          <table:table-cell table:style-name="ce3" table:formula="of:=AVERAGE([.E2:.E33])" office:value-type="percentage" office:value="1.19983630762159" calcext:value-type="percentage">
            <text:p>119.98%</text:p>
          </table:table-cell>
          <table:table-cell/>
          <table:table-cell table:style-name="ce1" table:number-columns-repeated="1013"/>
        </table:table-row>
      </table:table>
      <table:table table:name="Runtime Efficiency" table:style-name="ta1">
        <table:table-column table:style-name="co6" table:default-cell-style-name="ce10"/>
        <table:table-column table:style-name="co7" table:default-cell-style-name="ce10"/>
        <table:table-column table:style-name="co5" table:number-columns-repeated="1022" table:default-cell-style-name="Default"/>
        <table:table-row table:style-name="ro1">
          <table:table-cell table:style-name="ce9" office:value-type="string" calcext:value-type="string">
            <text:p>Original library (sec)</text:p>
          </table:table-cell>
          <table:table-cell table:style-name="ce9" office:value-type="string" calcext:value-type="string">
            <text:p>Cibiffied library (sec)</text:p>
          </table:table-cell>
          <table:table-cell table:style-name="ce1" office:value-type="string" calcext:value-type="string">
            <text:p>Diff (sec)</text:p>
          </table:table-cell>
          <table:table-cell table:style-name="ce1" office:value-type="string" calcext:value-type="string">
            <text:p>Diff (%)</text:p>
          </table:table-cell>
          <table:table-cell table:style-name="ce1" table:number-columns-repeated="1020"/>
        </table:table-row>
        <table:table-row table:style-name="ro1">
          <table:table-cell office:value-type="float" office:value="18.931" calcext:value-type="float">
            <text:p>18.931</text:p>
          </table:table-cell>
          <table:table-cell office:value-type="float" office:value="18.846" calcext:value-type="float">
            <text:p>18.846</text:p>
          </table:table-cell>
          <table:table-cell table:formula="of:=[.B2]-[.A2]" office:value-type="float" office:value="-0.0850000000000009" calcext:value-type="float">
            <text:p>-0.085000000000001</text:p>
          </table:table-cell>
          <table:table-cell table:style-name="ce4" table:formula="of:=[.C2]/[.A2]" office:value-type="percentage" office:value="-0.00448998996355189" calcext:value-type="percentage">
            <text:p>-0.45%</text:p>
          </table:table-cell>
          <table:table-cell table:number-columns-repeated="1020"/>
        </table:table-row>
        <table:table-row table:style-name="ro1">
          <table:table-cell office:value-type="float" office:value="18.837" calcext:value-type="float">
            <text:p>18.837</text:p>
          </table:table-cell>
          <table:table-cell office:value-type="float" office:value="18.953" calcext:value-type="float">
            <text:p>18.953</text:p>
          </table:table-cell>
          <table:table-cell table:formula="of:=[.B3]-[.A3]" office:value-type="float" office:value="0.116" calcext:value-type="float">
            <text:p>0.116</text:p>
          </table:table-cell>
          <table:table-cell table:style-name="ce4" table:formula="of:=[.C3]/[.A3]" office:value-type="percentage" office:value="0.00615809311461484" calcext:value-type="percentage">
            <text:p>0.62%</text:p>
          </table:table-cell>
          <table:table-cell table:number-columns-repeated="1020"/>
        </table:table-row>
        <table:table-row table:style-name="ro1">
          <table:table-cell office:value-type="float" office:value="18.731" calcext:value-type="float">
            <text:p>18.731</text:p>
          </table:table-cell>
          <table:table-cell office:value-type="float" office:value="18.914" calcext:value-type="float">
            <text:p>18.914</text:p>
          </table:table-cell>
          <table:table-cell table:formula="of:=[.B4]-[.A4]" office:value-type="float" office:value="0.183" calcext:value-type="float">
            <text:p>0.183</text:p>
          </table:table-cell>
          <table:table-cell table:style-name="ce4" table:formula="of:=[.C4]/[.A4]" office:value-type="percentage" office:value="0.00976990016550103" calcext:value-type="percentage">
            <text:p>0.98%</text:p>
          </table:table-cell>
          <table:table-cell table:number-columns-repeated="1020"/>
        </table:table-row>
        <table:table-row table:style-name="ro1">
          <table:table-cell office:value-type="float" office:value="18.825" calcext:value-type="float">
            <text:p>18.825</text:p>
          </table:table-cell>
          <table:table-cell office:value-type="float" office:value="18.97" calcext:value-type="float">
            <text:p>18.970</text:p>
          </table:table-cell>
          <table:table-cell table:formula="of:=[.B5]-[.A5]" office:value-type="float" office:value="0.145" calcext:value-type="float">
            <text:p>0.145</text:p>
          </table:table-cell>
          <table:table-cell table:style-name="ce4" table:formula="of:=[.C5]/[.A5]" office:value-type="percentage" office:value="0.00770252324037182" calcext:value-type="percentage">
            <text:p>0.77%</text:p>
          </table:table-cell>
          <table:table-cell table:number-columns-repeated="1020"/>
        </table:table-row>
        <table:table-row table:style-name="ro1">
          <table:table-cell office:value-type="float" office:value="18.848" calcext:value-type="float">
            <text:p>18.848</text:p>
          </table:table-cell>
          <table:table-cell office:value-type="float" office:value="18.878" calcext:value-type="float">
            <text:p>18.878</text:p>
          </table:table-cell>
          <table:table-cell table:formula="of:=[.B6]-[.A6]" office:value-type="float" office:value="0.0300000000000011" calcext:value-type="float">
            <text:p>0.030000000000001</text:p>
          </table:table-cell>
          <table:table-cell table:style-name="ce4" table:formula="of:=[.C6]/[.A6]" office:value-type="percentage" office:value="0.00159168081494064" calcext:value-type="percentage">
            <text:p>0.16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MAX performance diff</text:p>
          </table:table-cell>
          <table:table-cell table:style-name="ce4" table:formula="of:=MAX([.D2:.D6])" office:value-type="percentage" office:value="0.00976990016550103" calcext:value-type="percentage">
            <text:p>0.98%</text:p>
          </table:table-cell>
          <table:table-cell table:style-name="ce11" table:formula="of:=MAX([.C2:.C6])" office:value-type="float" office:value="0.183" calcext:value-type="float">
            <text:p>0.18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IN performance diff</text:p>
          </table:table-cell>
          <table:table-cell table:style-name="ce4" table:formula="of:=MIN([.D2:.D6])" office:value-type="percentage" office:value="-0.00448998996355189" calcext:value-type="percentage">
            <text:p>-0.45%</text:p>
          </table:table-cell>
          <table:table-cell table:style-name="ce11" table:formula="of:=MIN([.C2:.C6])" office:value-type="float" office:value="-0.0850000000000009" calcext:value-type="float">
            <text:p>-0.09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VERAGE diff</text:p>
          </table:table-cell>
          <table:table-cell table:style-name="ce4" table:formula="of:=AVERAGE([.D2:.D6])" office:value-type="percentage" office:value="0.00414644147437529" calcext:value-type="percentage">
            <text:p>0.41%</text:p>
          </table:table-cell>
          <table:table-cell table:style-name="ce11" table:formula="of:=AVERAGE([.C2:.C6])" office:value-type="float" office:value="0.0777999999999999" calcext:value-type="float">
            <text:p>0.08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ory Usage" table:style-name="ta1">
        <table:table-column table:style-name="co1" table:default-cell-style-name="Default"/>
        <table:table-column table:style-name="co8" table:default-cell-style-name="ce17"/>
        <table:table-column table:style-name="co5" table:number-columns-repeated="2" table:default-cell-style-name="Default"/>
        <table:table-column table:style-name="co5" table:default-cell-style-name="ce4"/>
        <table:table-row table:style-name="ro1">
          <table:table-cell office:value-type="string" calcext:value-type="string">
            <text:p>VariantTest</text:p>
          </table:table-cell>
          <table:table-cell office:value-type="float" office:value="351771" calcext:value-type="float">
            <text:p>351,771</text:p>
          </table:table-cell>
          <table:table-cell office:value-type="float" office:value="388681" calcext:value-type="float">
            <text:p>388681</text:p>
          </table:table-cell>
          <table:table-cell table:formula="of:=[.C1]-[.B1]" office:value-type="float" office:value="36910" calcext:value-type="float">
            <text:p>36910</text:p>
          </table:table-cell>
          <table:table-cell table:formula="of:=[.D1]/[.B1]" office:value-type="percentage" office:value="0.104926216203155" calcext:value-type="percentage">
            <text:p>10.49%</text:p>
          </table:table-cell>
        </table:table-row>
        <table:table-row table:style-name="ro1">
          <table:table-cell office:value-type="string" calcext:value-type="string">
            <text:p>helloworld-base14</text:p>
          </table:table-cell>
          <table:table-cell office:value-type="float" office:value="6709476" calcext:value-type="float">
            <text:p>6,709,476</text:p>
          </table:table-cell>
          <table:table-cell office:value-type="float" office:value="6737268" calcext:value-type="float">
            <text:p>6737268</text:p>
          </table:table-cell>
          <table:table-cell table:formula="of:=[.C2]-[.B2]" office:value-type="float" office:value="27792" calcext:value-type="float">
            <text:p>27792</text:p>
          </table:table-cell>
          <table:table-cell table:formula="of:=[.D2]/[.B2]" office:value-type="percentage" office:value="0.0041422012687727" calcext:value-type="percentage">
            <text:p>0.41%</text:p>
          </table:table-cell>
        </table:table-row>
        <table:table-row table:style-name="ro1">
          <table:table-cell office:value-type="string" calcext:value-type="string">
            <text:p>helloworld</text:p>
          </table:table-cell>
          <table:table-cell office:value-type="float" office:value="4501549" calcext:value-type="float">
            <text:p>4,501,549</text:p>
          </table:table-cell>
          <table:table-cell office:value-type="float" office:value="4512917" calcext:value-type="float">
            <text:p>4512917</text:p>
          </table:table-cell>
          <table:table-cell table:formula="of:=[.C3]-[.B3]" office:value-type="float" office:value="11368" calcext:value-type="float">
            <text:p>11368</text:p>
          </table:table-cell>
          <table:table-cell table:formula="of:=[.D3]/[.B3]" office:value-type="percentage" office:value="0.00252535293962145" calcext:value-type="percentage">
            <text:p>0.25%</text:p>
          </table:table-cell>
        </table:table-row>
        <table:table-row table:style-name="ro1">
          <table:table-cell office:value-type="string" calcext:value-type="string">
            <text:p>SignatureTest</text:p>
          </table:table-cell>
          <table:table-cell office:value-type="float" office:value="539088" calcext:value-type="float">
            <text:p>539,088</text:p>
          </table:table-cell>
          <table:table-cell office:value-type="float" office:value="550576" calcext:value-type="float">
            <text:p>550576</text:p>
          </table:table-cell>
          <table:table-cell table:formula="of:=[.C4]-[.B4]" office:value-type="float" office:value="11488" calcext:value-type="float">
            <text:p>11488</text:p>
          </table:table-cell>
          <table:table-cell table:formula="of:=[.D4]/[.B4]" office:value-type="percentage" office:value="0.0213100644050693" calcext:value-type="percentage">
            <text:p>2.13%</text:p>
          </table:table-cell>
        </table:table-row>
        <table:table-row table:style-name="ro1">
          <table:table-cell office:value-type="string" calcext:value-type="string">
            <text:p>FormTest</text:p>
          </table:table-cell>
          <table:table-cell office:value-type="float" office:value="984632" calcext:value-type="float">
            <text:p>984,632</text:p>
          </table:table-cell>
          <table:table-cell office:value-type="float" office:value="1007304" calcext:value-type="float">
            <text:p>1007304</text:p>
          </table:table-cell>
          <table:table-cell table:formula="of:=[.C5]-[.B5]" office:value-type="float" office:value="22672" calcext:value-type="float">
            <text:p>22672</text:p>
          </table:table-cell>
          <table:table-cell table:formula="of:=[.D5]/[.B5]" office:value-type="percentage" office:value="0.0230258614385882" calcext:value-type="percentage">
            <text:p>2.30%</text:p>
          </table:table-cell>
        </table:table-row>
        <table:table-row table:style-name="ro1">
          <table:table-cell office:value-type="string" calcext:value-type="string">
            <text:p>ContentParser</text:p>
          </table:table-cell>
          <table:table-cell office:value-type="float" office:value="71390442" calcext:value-type="float">
            <text:p>71,390,442</text:p>
          </table:table-cell>
          <table:table-cell office:value-type="float" office:value="72525690" calcext:value-type="float">
            <text:p>72525690</text:p>
          </table:table-cell>
          <table:table-cell table:formula="of:=[.C6]-[.B6]" office:value-type="float" office:value="1135248" calcext:value-type="float">
            <text:p>1135248</text:p>
          </table:table-cell>
          <table:table-cell table:formula="of:=[.D6]/[.B6]" office:value-type="percentage" office:value="0.0159019606574225" calcext:value-type="percentage">
            <text:p>1.59%</text:p>
          </table:table-cell>
        </table:table-row>
        <table:table-row table:style-name="ro1">
          <table:table-cell office:value-type="string" calcext:value-type="string">
            <text:p>TokenizerTest</text:p>
          </table:table-cell>
          <table:table-cell office:value-type="float" office:value="88288" calcext:value-type="float">
            <text:p>88,288</text:p>
          </table:table-cell>
          <table:table-cell office:value-type="float" office:value="94160" calcext:value-type="float">
            <text:p>94160</text:p>
          </table:table-cell>
          <table:table-cell table:formula="of:=[.C7]-[.B7]" office:value-type="float" office:value="5872" calcext:value-type="float">
            <text:p>5872</text:p>
          </table:table-cell>
          <table:table-cell table:formula="of:=[.D7]/[.B7]" office:value-type="percentage" office:value="0.0665096049293222" calcext:value-type="percentage">
            <text:p>6.65%</text:p>
          </table:table-cell>
        </table:table-row>
        <table:table-row table:style-name="ro1">
          <table:table-cell office:value-type="string" calcext:value-type="string">
            <text:p>podofocountpages</text:p>
          </table:table-cell>
          <table:table-cell office:value-type="float" office:value="357233" calcext:value-type="float">
            <text:p>357,233</text:p>
          </table:table-cell>
          <table:table-cell office:value-type="float" office:value="363985" calcext:value-type="float">
            <text:p>363985</text:p>
          </table:table-cell>
          <table:table-cell table:formula="of:=[.C8]-[.B8]" office:value-type="float" office:value="6752" calcext:value-type="float">
            <text:p>6752</text:p>
          </table:table-cell>
          <table:table-cell table:formula="of:=[.D8]/[.B8]" office:value-type="percentage" office:value="0.0189008294306517" calcext:value-type="percentage">
            <text:p>1.89%</text:p>
          </table:table-cell>
        </table:table-row>
        <table:table-row table:style-name="ro1">
          <table:table-cell office:value-type="string" calcext:value-type="string">
            <text:p>podofoincrementalupdates</text:p>
          </table:table-cell>
          <table:table-cell office:value-type="float" office:value="313493" calcext:value-type="float">
            <text:p>313,493</text:p>
          </table:table-cell>
          <table:table-cell office:value-type="float" office:value="320829" calcext:value-type="float">
            <text:p>320829</text:p>
          </table:table-cell>
          <table:table-cell table:formula="of:=[.C9]-[.B9]" office:value-type="float" office:value="7336" calcext:value-type="float">
            <text:p>7336</text:p>
          </table:table-cell>
          <table:table-cell table:formula="of:=[.D9]/[.B9]" office:value-type="percentage" office:value="0.0234008414860938" calcext:value-type="percentage">
            <text:p>2.34%</text:p>
          </table:table-cell>
        </table:table-row>
        <table:table-row table:style-name="ro1">
          <table:table-cell office:value-type="string" calcext:value-type="string">
            <text:p>podofopdfinfo</text:p>
          </table:table-cell>
          <table:table-cell office:value-type="float" office:value="1432199" calcext:value-type="float">
            <text:p>1,432,199</text:p>
          </table:table-cell>
          <table:table-cell office:value-type="float" office:value="1509007" calcext:value-type="float">
            <text:p>1509007</text:p>
          </table:table-cell>
          <table:table-cell table:formula="of:=[.C10]-[.B10]" office:value-type="float" office:value="76808" calcext:value-type="float">
            <text:p>76808</text:p>
          </table:table-cell>
          <table:table-cell table:formula="of:=[.D10]/[.B10]" office:value-type="percentage" office:value="0.0536294188167985" calcext:value-type="percentage">
            <text:p>5.36%</text:p>
          </table:table-cell>
        </table:table-row>
        <table:table-row table:style-name="ro1">
          <table:table-cell office:value-type="string" calcext:value-type="string">
            <text:p>podofotxtextract</text:p>
          </table:table-cell>
          <table:table-cell office:value-type="float" office:value="83046069" calcext:value-type="float">
            <text:p>83,046,069</text:p>
          </table:table-cell>
          <table:table-cell office:value-type="float" office:value="130085229" calcext:value-type="float">
            <text:p>130085229</text:p>
          </table:table-cell>
          <table:table-cell table:formula="of:=[.C11]-[.B11]" office:value-type="float" office:value="47039160" calcext:value-type="float">
            <text:p>47039160</text:p>
          </table:table-cell>
          <table:table-cell table:formula="of:=[.D11]/[.B11]" office:value-type="percentage" office:value="0.566422475698398" calcext:value-type="percentage">
            <text:p>56.64%</text:p>
          </table:table-cell>
        </table:table-row>
        <table:table-row table:style-name="ro1">
          <table:table-cell office:value-type="string" calcext:value-type="string">
            <text:p>podofoimgextract</text:p>
          </table:table-cell>
          <table:table-cell office:value-type="float" office:value="4736436" calcext:value-type="float">
            <text:p>4,736,436</text:p>
          </table:table-cell>
          <table:table-cell office:value-type="float" office:value="4916292" calcext:value-type="float">
            <text:p>4916292</text:p>
          </table:table-cell>
          <table:table-cell table:formula="of:=[.C12]-[.B12]" office:value-type="float" office:value="179856" calcext:value-type="float">
            <text:p>179856</text:p>
          </table:table-cell>
          <table:table-cell table:formula="of:=[.D12]/[.B12]" office:value-type="percentage" office:value="0.0379728555394816" calcext:value-type="percentage">
            <text:p>3.80%</text:p>
          </table:table-cell>
        </table:table-row>
        <table:table-row table:style-name="ro1">
          <table:table-cell office:value-type="string" calcext:value-type="string">
            <text:p>ParserTest</text:p>
          </table:table-cell>
          <table:table-cell office:value-type="float" office:value="4976589" calcext:value-type="float">
            <text:p>4,976,589</text:p>
          </table:table-cell>
          <table:table-cell office:value-type="float" office:value="4984381" calcext:value-type="float">
            <text:p>4984381</text:p>
          </table:table-cell>
          <table:table-cell table:formula="of:=[.C13]-[.B13]" office:value-type="float" office:value="7792" calcext:value-type="float">
            <text:p>7792</text:p>
          </table:table-cell>
          <table:table-cell table:formula="of:=[.D13]/[.B13]" office:value-type="percentage" office:value="0.00156573106599721" calcext:value-type="percentage">
            <text:p>0.16%</text:p>
          </table:table-cell>
        </table:table-row>
        <table:table-row table:style-name="ro1">
          <table:table-cell office:value-type="string" calcext:value-type="string">
            <text:p>WatermarkTest</text:p>
          </table:table-cell>
          <table:table-cell office:value-type="float" office:value="15895690" calcext:value-type="float">
            <text:p>15,895,690</text:p>
          </table:table-cell>
          <table:table-cell office:value-type="float" office:value="15916362" calcext:value-type="float">
            <text:p>15916362</text:p>
          </table:table-cell>
          <table:table-cell table:formula="of:=[.C14]-[.B14]" office:value-type="float" office:value="20672" calcext:value-type="float">
            <text:p>20672</text:p>
          </table:table-cell>
          <table:table-cell table:formula="of:=[.D14]/[.B14]" office:value-type="percentage" office:value="0.00130047830575458" calcext:value-type="percentage">
            <text:p>0.13%</text:p>
          </table:table-cell>
        </table:table-row>
        <table:table-row table:style-name="ro1">
          <table:table-cell office:value-type="string" calcext:value-type="string">
            <text:p>podofocolor</text:p>
          </table:table-cell>
          <table:table-cell office:value-type="float" office:value="83461280" calcext:value-type="float">
            <text:p>83,461,280</text:p>
          </table:table-cell>
          <table:table-cell office:value-type="float" office:value="89344728" calcext:value-type="float">
            <text:p>89344728</text:p>
          </table:table-cell>
          <table:table-cell table:formula="of:=[.C15]-[.B15]" office:value-type="float" office:value="5883448" calcext:value-type="float">
            <text:p>5883448</text:p>
          </table:table-cell>
          <table:table-cell table:formula="of:=[.D15]/[.B15]" office:value-type="percentage" office:value="0.0704931436469702" calcext:value-type="percentage">
            <text:p>7.05%</text:p>
          </table:table-cell>
        </table:table-row>
        <table:table-row table:style-name="ro1">
          <table:table-cell office:value-type="string" calcext:value-type="string">
            <text:p>podofocrop</text:p>
          </table:table-cell>
          <table:table-cell office:value-type="float" office:value="5121150" calcext:value-type="float">
            <text:p>5,121,150</text:p>
          </table:table-cell>
          <table:table-cell office:value-type="float" office:value="5175887" calcext:value-type="float">
            <text:p>5175887</text:p>
          </table:table-cell>
          <table:table-cell table:formula="of:=[.C16]-[.B16]" office:value-type="float" office:value="54737" calcext:value-type="float">
            <text:p>54737</text:p>
          </table:table-cell>
          <table:table-cell table:formula="of:=[.D16]/[.B16]" office:value-type="percentage" office:value="0.0106884195932554" calcext:value-type="percentage">
            <text:p>1.07%</text:p>
          </table:table-cell>
        </table:table-row>
        <table:table-row table:style-name="ro1">
          <table:table-cell office:value-type="string" calcext:value-type="string">
            <text:p>podofoencrypt</text:p>
          </table:table-cell>
          <table:table-cell office:value-type="float" office:value="6090495" calcext:value-type="float">
            <text:p>6,090,495</text:p>
          </table:table-cell>
          <table:table-cell office:value-type="float" office:value="6098607" calcext:value-type="float">
            <text:p>6098607</text:p>
          </table:table-cell>
          <table:table-cell table:formula="of:=[.C17]-[.B17]" office:value-type="float" office:value="8112" calcext:value-type="float">
            <text:p>8112</text:p>
          </table:table-cell>
          <table:table-cell table:formula="of:=[.D17]/[.B17]" office:value-type="percentage" office:value="0.00133191144562142" calcext:value-type="percentage">
            <text:p>0.13%</text:p>
          </table:table-cell>
        </table:table-row>
        <table:table-row table:style-name="ro1">
          <table:table-cell office:value-type="string" calcext:value-type="string">
            <text:p>podofogc</text:p>
          </table:table-cell>
          <table:table-cell office:value-type="float" office:value="4976589" calcext:value-type="float">
            <text:p>4,976,589</text:p>
          </table:table-cell>
          <table:table-cell office:value-type="float" office:value="4984381" calcext:value-type="float">
            <text:p>4984381</text:p>
          </table:table-cell>
          <table:table-cell table:formula="of:=[.C18]-[.B18]" office:value-type="float" office:value="7792" calcext:value-type="float">
            <text:p>7792</text:p>
          </table:table-cell>
          <table:table-cell table:formula="of:=[.D18]/[.B18]" office:value-type="percentage" office:value="0.00156573106599721" calcext:value-type="percentage">
            <text:p>0.16%</text:p>
          </table:table-cell>
        </table:table-row>
        <table:table-row table:style-name="ro1">
          <table:table-cell office:value-type="string" calcext:value-type="string">
            <text:p>podofopages1</text:p>
          </table:table-cell>
          <table:table-cell office:value-type="float" office:value="5017816" calcext:value-type="float">
            <text:p>5,017,816</text:p>
          </table:table-cell>
          <table:table-cell office:value-type="float" office:value="5025216" calcext:value-type="float">
            <text:p>5025216</text:p>
          </table:table-cell>
          <table:table-cell table:formula="of:=[.C19]-[.B19]" office:value-type="float" office:value="7400" calcext:value-type="float">
            <text:p>7400</text:p>
          </table:table-cell>
          <table:table-cell table:formula="of:=[.D19]/[.B19]" office:value-type="percentage" office:value="0.00147474518794631" calcext:value-type="percentage">
            <text:p>0.15%</text:p>
          </table:table-cell>
        </table:table-row>
        <table:table-row table:style-name="ro1">
          <table:table-cell office:value-type="string" calcext:value-type="string">
            <text:p>podofopages2</text:p>
          </table:table-cell>
          <table:table-cell office:value-type="float" office:value="5005814" calcext:value-type="float">
            <text:p>5,005,814</text:p>
          </table:table-cell>
          <table:table-cell office:value-type="float" office:value="5012830" calcext:value-type="float">
            <text:p>5012830</text:p>
          </table:table-cell>
          <table:table-cell table:formula="of:=[.C20]-[.B20]" office:value-type="float" office:value="7016" calcext:value-type="float">
            <text:p>7016</text:p>
          </table:table-cell>
          <table:table-cell table:formula="of:=[.D20]/[.B20]" office:value-type="percentage" office:value="0.00140157025410852" calcext:value-type="percentage">
            <text:p>0.14%</text:p>
          </table:table-cell>
        </table:table-row>
        <table:table-row table:style-name="ro1">
          <table:table-cell office:value-type="string" calcext:value-type="string">
            <text:p>podofouncompress</text:p>
          </table:table-cell>
          <table:table-cell office:value-type="float" office:value="132910914" calcext:value-type="float">
            <text:p>132,910,914</text:p>
          </table:table-cell>
          <table:table-cell office:value-type="float" office:value="133029538" calcext:value-type="float">
            <text:p>133029538</text:p>
          </table:table-cell>
          <table:table-cell table:formula="of:=[.C21]-[.B21]" office:value-type="float" office:value="118624" calcext:value-type="float">
            <text:p>118624</text:p>
          </table:table-cell>
          <table:table-cell table:formula="of:=[.D21]/[.B21]" office:value-type="percentage" office:value="0.000892507593469713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podofotxt2pdf</text:p>
          </table:table-cell>
          <table:table-cell office:value-type="float" office:value="101835" calcext:value-type="float">
            <text:p>101,835</text:p>
          </table:table-cell>
          <table:table-cell office:value-type="float" office:value="108661" calcext:value-type="float">
            <text:p>108661</text:p>
          </table:table-cell>
          <table:table-cell table:formula="of:=[.C22]-[.B22]" office:value-type="float" office:value="6826" calcext:value-type="float">
            <text:p>6826</text:p>
          </table:table-cell>
          <table:table-cell table:formula="of:=[.D22]/[.B22]" office:value-type="percentage" office:value="0.0670299995090097" calcext:value-type="percentage">
            <text:p>6.70%</text:p>
          </table:table-cell>
        </table:table-row>
        <table:table-row table:style-name="ro1">
          <table:table-cell office:value-type="string" calcext:value-type="string">
            <text:p>podofomerge</text:p>
          </table:table-cell>
          <table:table-cell office:value-type="float" office:value="5392759" calcext:value-type="float">
            <text:p>5,392,759</text:p>
          </table:table-cell>
          <table:table-cell office:value-type="float" office:value="5400031" calcext:value-type="float">
            <text:p>5400031</text:p>
          </table:table-cell>
          <table:table-cell table:formula="of:=[.C23]-[.B23]" office:value-type="float" office:value="7272" calcext:value-type="float">
            <text:p>7272</text:p>
          </table:table-cell>
          <table:table-cell table:formula="of:=[.D23]/[.B23]" office:value-type="percentage" office:value="0.00134847487158243" calcext:value-type="percentage">
            <text:p>0.13%</text:p>
          </table:table-cell>
        </table:table-row>
        <table:table-row table:style-name="ro1">
          <table:table-cell office:value-type="string" calcext:value-type="string">
            <text:p>LargeTest1</text:p>
          </table:table-cell>
          <table:table-cell office:value-type="float" office:value="162066882" calcext:value-type="float">
            <text:p>162,066,882</text:p>
          </table:table-cell>
          <table:table-cell office:value-type="float" office:value="162377210" calcext:value-type="float">
            <text:p>162377210</text:p>
          </table:table-cell>
          <table:table-cell table:formula="of:=[.C24]-[.B24]" office:value-type="float" office:value="310328" calcext:value-type="float">
            <text:p>310328</text:p>
          </table:table-cell>
          <table:table-cell table:formula="of:=[.D24]/[.B24]" office:value-type="percentage" office:value="0.00191481440359913" calcext:value-type="percentage">
            <text:p>0.19%</text:p>
          </table:table-cell>
        </table:table-row>
        <table:table-row table:style-name="ro1">
          <table:table-cell office:value-type="string" calcext:value-type="string">
            <text:p>LargeTest2</text:p>
          </table:table-cell>
          <table:table-cell office:value-type="float" office:value="478000526" calcext:value-type="float">
            <text:p>478,000,526</text:p>
          </table:table-cell>
          <table:table-cell office:value-type="float" office:value="478310902" calcext:value-type="float">
            <text:p>478310902</text:p>
          </table:table-cell>
          <table:table-cell table:formula="of:=[.C25]-[.B25]" office:value-type="float" office:value="310376" calcext:value-type="float">
            <text:p>310376</text:p>
          </table:table-cell>
          <table:table-cell table:formula="of:=[.D25]/[.B25]" office:value-type="percentage" office:value="0.000649321461206928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podofoimg2pdf</text:p>
          </table:table-cell>
          <table:table-cell office:value-type="float" office:value="1177174" calcext:value-type="float">
            <text:p>1,177,174</text:p>
          </table:table-cell>
          <table:table-cell office:value-type="float" office:value="1185846" calcext:value-type="float">
            <text:p>1185846</text:p>
          </table:table-cell>
          <table:table-cell table:formula="of:=[.C26]-[.B26]" office:value-type="float" office:value="8672" calcext:value-type="float">
            <text:p>8672</text:p>
          </table:table-cell>
          <table:table-cell table:formula="of:=[.D26]/[.B26]" office:value-type="percentage" office:value="0.00736679539303451" calcext:value-type="percentage">
            <text:p>0.74%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AX Memory Diff</text:p>
          </table:table-cell>
          <table:table-cell table:formula="of:=MAX([.D1:.D26])" office:value-type="float" office:value="47039160" calcext:value-type="float">
            <text:p>47,039,160</text:p>
          </table:table-cell>
          <table:table-cell table:style-name="ce4" table:formula="of:=MAX([.E1:.E26])" office:value-type="percentage" office:value="0.566422475698398" calcext:value-type="percentage">
            <text:p>56.6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Memory Diff</text:p>
          </table:table-cell>
          <table:table-cell table:formula="of:=AVERAGE([.D1:.D26])" office:value-type="float" office:value="2127704.96153846" calcext:value-type="float">
            <text:p>2,127,705</text:p>
          </table:table-cell>
          <table:table-cell table:style-name="ce4" table:formula="of:=AVERAGE([.E1:.E26])" office:value-type="percentage" office:value="0.0426035125619588" calcext:value-type="percentage">
            <text:p>4.26%</text:p>
          </table:table-cell>
          <table:table-cell table:number-columns-repeated="2"/>
        </table:table-row>
        <table:table-row table:style-name="ro1" table:number-rows-repeated="104854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Binary Size_2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4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Exe name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iff (%)</text:p>
          </table:table-cell>
          <table:table-cell table:style-name="ce1" table:number-columns-repeated="1013"/>
          <table:table-cell/>
        </table:table-row>
        <table:table-row table:style-name="ro1">
          <table:table-cell table:style-name="ce6" office:value-type="string" calcext:value-type="string">
            <text:p>libpodofo.so</text:p>
          </table:table-cell>
          <table:table-cell office:value-type="float" office:value="3366" calcext:value-type="float">
            <text:p>3366</text:p>
          </table:table-cell>
          <table:table-cell office:value-type="percentage" office:value="1.9765" calcext:value-type="percentage">
            <text:p>197.6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color</text:p>
          </table:table-cell>
          <table:table-cell office:value-type="float" office:value="-40" calcext:value-type="float">
            <text:p>-40</text:p>
          </table:table-cell>
          <table:table-cell office:value-type="percentage" office:value="-0.1653" calcext:value-type="percentage">
            <text:p>-16.5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impose</text:p>
          </table:table-cell>
          <table:table-cell office:value-type="float" office:value="44" calcext:value-type="float">
            <text:p>44</text:p>
          </table:table-cell>
          <table:table-cell office:value-type="percentage" office:value="0.1913" calcext:value-type="percentage">
            <text:p>19.1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pages</text:p>
          </table:table-cell>
          <table:table-cell office:value-type="float" office:value="-28" calcext:value-type="float">
            <text:p>-28</text:p>
          </table:table-cell>
          <table:table-cell office:value-type="percentage" office:value="-0.2545" calcext:value-type="percentage">
            <text:p>-25.4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eationTest</text:p>
          </table:table-cell>
          <table:table-cell office:value-type="float" office:value="248" calcext:value-type="float">
            <text:p>248</text:p>
          </table:table-cell>
          <table:table-cell office:value-type="percentage" office:value="2.6383" calcext:value-type="percentage">
            <text:p>263.8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pdfinfo</text:p>
          </table:table-cell>
          <table:table-cell office:value-type="float" office:value="72" calcext:value-type="float">
            <text:p>72</text:p>
          </table:table-cell>
          <table:table-cell office:value-type="percentage" office:value="0.766" calcext:value-type="percentage">
            <text:p>76.6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sign</text:p>
          </table:table-cell>
          <table:table-cell office:value-type="float" office:value="228" calcext:value-type="float">
            <text:p>228</text:p>
          </table:table-cell>
          <table:table-cell office:value-type="percentage" office:value="2.7805" calcext:value-type="percentage">
            <text:p>278.0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txtextract</text:p>
          </table:table-cell>
          <table:table-cell office:value-type="float" office:value="92" calcext:value-type="float">
            <text:p>92</text:p>
          </table:table-cell>
          <table:table-cell office:value-type="percentage" office:value="1.1795" calcext:value-type="percentage">
            <text:p>117.9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jectParserTest</text:p>
          </table:table-cell>
          <table:table-cell office:value-type="float" office:value="60" calcext:value-type="float">
            <text:p>60</text:p>
          </table:table-cell>
          <table:table-cell office:value-type="percentage" office:value="0.8108" calcext:value-type="percentage">
            <text:p>81.0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box</text:p>
          </table:table-cell>
          <table:table-cell office:value-type="float" office:value="12" calcext:value-type="float">
            <text:p>12</text:p>
          </table:table-cell>
          <table:table-cell office:value-type="percentage" office:value="0.1622" calcext:value-type="percentage">
            <text:p>16.2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imgextract</text:p>
          </table:table-cell>
          <table:table-cell office:value-type="float" office:value="36" calcext:value-type="float">
            <text:p>36</text:p>
          </table:table-cell>
          <table:table-cell office:value-type="percentage" office:value="0.4865" calcext:value-type="percentage">
            <text:p>48.6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img2pdf</text:p>
          </table:table-cell>
          <table:table-cell office:value-type="float" office:value="24" calcext:value-type="float">
            <text:p>24</text:p>
          </table:table-cell>
          <table:table-cell office:value-type="percentage" office:value="0.3429" calcext:value-type="percentage">
            <text:p>34.2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uncompress</text:p>
          </table:table-cell>
          <table:table-cell office:value-type="float" office:value="24" calcext:value-type="float">
            <text:p>24</text:p>
          </table:table-cell>
          <table:table-cell office:value-type="percentage" office:value="0.3636" calcext:value-type="percentage">
            <text:p>36.3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rmTest</text:p>
          </table:table-cell>
          <table:table-cell office:value-type="float" office:value="172" calcext:value-type="float">
            <text:p>172</text:p>
          </table:table-cell>
          <table:table-cell office:value-type="percentage" office:value="2.7742" calcext:value-type="percentage">
            <text:p>277.4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riantTest</text:p>
          </table:table-cell>
          <table:table-cell office:value-type="float" office:value="8" calcext:value-type="float">
            <text:p>8</text:p>
          </table:table-cell>
          <table:table-cell office:value-type="percentage" office:value="0.1481" calcext:value-type="percentage">
            <text:p>14.8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entParser</text:p>
          </table:table-cell>
          <table:table-cell office:value-type="float" office:value="40" calcext:value-type="float">
            <text:p>40</text:p>
          </table:table-cell>
          <table:table-cell office:value-type="percentage" office:value="0.8" calcext:value-type="percentage">
            <text:p>80.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crop</text:p>
          </table:table-cell>
          <table:table-cell office:value-type="float" office:value="52" calcext:value-type="float">
            <text:p>52</text:p>
          </table:table-cell>
          <table:table-cell office:value-type="percentage" office:value="1.04" calcext:value-type="percentage">
            <text:p>104.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lloworld</text:p>
          </table:table-cell>
          <table:table-cell office:value-type="float" office:value="105" calcext:value-type="float">
            <text:p>105</text:p>
          </table:table-cell>
          <table:table-cell office:value-type="percentage" office:value="2.1429" calcext:value-type="percentage">
            <text:p>214.2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lloworld-base14</text:p>
          </table:table-cell>
          <table:table-cell office:value-type="float" office:value="144" calcext:value-type="float">
            <text:p>144</text:p>
          </table:table-cell>
          <table:table-cell office:value-type="percentage" office:value="3.1304" calcext:value-type="percentage">
            <text:p>313.0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terTest</text:p>
          </table:table-cell>
          <table:table-cell office:value-type="float" office:value="36" calcext:value-type="float">
            <text:p>36</text:p>
          </table:table-cell>
          <table:table-cell office:value-type="percentage" office:value="0.7826" calcext:value-type="percentage">
            <text:p>78.2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xmp</text:p>
          </table:table-cell>
          <table:table-cell office:value-type="float" office:value="52" calcext:value-type="float">
            <text:p>52</text:p>
          </table:table-cell>
          <table:table-cell office:value-type="percentage" office:value="1.1304" calcext:value-type="percentage">
            <text:p>113.0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termarkTest</text:p>
          </table:table-cell>
          <table:table-cell office:value-type="float" office:value="32" calcext:value-type="float">
            <text:p>32</text:p>
          </table:table-cell>
          <table:table-cell office:value-type="percentage" office:value="0.7619" calcext:value-type="percentage">
            <text:p>76.1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gc</text:p>
          </table:table-cell>
          <table:table-cell office:value-type="float" office:value="64" calcext:value-type="float">
            <text:p>64</text:p>
          </table:table-cell>
          <table:table-cell office:value-type="percentage" office:value="1.5238" calcext:value-type="percentage">
            <text:p>152.3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txt2pdf</text:p>
          </table:table-cell>
          <table:table-cell office:value-type="float" office:value="152" calcext:value-type="float">
            <text:p>152</text:p>
          </table:table-cell>
          <table:table-cell office:value-type="percentage" office:value="3.619" calcext:value-type="percentage">
            <text:p>361.9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rgeTest</text:p>
          </table:table-cell>
          <table:table-cell office:value-type="float" office:value="172" calcext:value-type="float">
            <text:p>172</text:p>
          </table:table-cell>
          <table:table-cell office:value-type="percentage" office:value="4.0952" calcext:value-type="percentage">
            <text:p>409.5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natureTest</text:p>
          </table:table-cell>
          <table:table-cell office:value-type="float" office:value="128" calcext:value-type="float">
            <text:p>128</text:p>
          </table:table-cell>
          <table:table-cell office:value-type="percentage" office:value="3.0476" calcext:value-type="percentage">
            <text:p>304.7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encrypt</text:p>
          </table:table-cell>
          <table:table-cell office:value-type="float" office:value="64" calcext:value-type="float">
            <text:p>64</text:p>
          </table:table-cell>
          <table:table-cell office:value-type="percentage" office:value="1.5238" calcext:value-type="percentage">
            <text:p>152.3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enizerTest</text:p>
          </table:table-cell>
          <table:table-cell office:value-type="float" office:value="-16" calcext:value-type="float">
            <text:p>-16</text:p>
          </table:table-cell>
          <table:table-cell office:value-type="percentage" office:value="-0.4211" calcext:value-type="percentage">
            <text:p>-42.1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countpages</text:p>
          </table:table-cell>
          <table:table-cell office:value-type="float" office:value="-8" calcext:value-type="float">
            <text:p>-8</text:p>
          </table:table-cell>
          <table:table-cell office:value-type="percentage" office:value="-0.2105" calcext:value-type="percentage">
            <text:p>-21.0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incrementalupdates</text:p>
          </table:table-cell>
          <table:table-cell office:value-type="float" office:value="-8" calcext:value-type="float">
            <text:p>-8</text:p>
          </table:table-cell>
          <table:table-cell office:value-type="percentage" office:value="-0.2105" calcext:value-type="percentage">
            <text:p>-21.0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merge</text:p>
          </table:table-cell>
          <table:table-cell office:value-type="float" office:value="4" calcext:value-type="float">
            <text:p>4</text:p>
          </table:table-cell>
          <table:table-cell office:value-type="percentage" office:value="0.1053" calcext:value-type="percentage">
            <text:p>10.5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serTest</text:p>
          </table:table-cell>
          <table:table-cell office:value-type="float" office:value="24" calcext:value-type="float">
            <text:p>24</text:p>
          </table:table-cell>
          <table:table-cell office:value-type="percentage" office:value="1.3333" calcext:value-type="percentage">
            <text:p>133.33%</text:p>
          </table:table-cell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MAX Size Diff</text:p>
          </table:table-cell>
          <table:table-cell table:style-name="ce2" table:formula="of:=MAX([.B2:.B33])" office:value-type="float" office:value="3366" calcext:value-type="float">
            <text:p>3,366.00</text:p>
          </table:table-cell>
          <table:table-cell table:style-name="ce3" table:formula="of:=MAX([.C2:.C33])" office:value-type="percentage" office:value="4.0952" calcext:value-type="percentage">
            <text:p>409.52%</text:p>
          </table:table-cell>
          <table:table-cell/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MIN Size Diff</text:p>
          </table:table-cell>
          <table:table-cell table:style-name="ce2" table:formula="of:=MIN([.B2:.B33])" office:value-type="float" office:value="-40" calcext:value-type="float">
            <text:p>-40.00</text:p>
          </table:table-cell>
          <table:table-cell table:style-name="ce3" table:formula="of:=MIN([.C2:.C33])" office:value-type="percentage" office:value="-0.4211" calcext:value-type="percentage">
            <text:p>-42.11%</text:p>
          </table:table-cell>
          <table:table-cell/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AVERAGE Size Diff</text:p>
          </table:table-cell>
          <table:table-cell table:style-name="ce2" table:formula="of:=AVERAGE([.B2:.B33])" office:value-type="float" office:value="167.34375" calcext:value-type="float">
            <text:p>167.34</text:p>
          </table:table-cell>
          <table:table-cell table:style-name="ce3" table:formula="of:=AVERAGE([.C2:.C33])" office:value-type="percentage" office:value="1.199834375" calcext:value-type="percentage">
            <text:p>119.98%</text:p>
          </table:table-cell>
          <table:table-cell/>
          <table:table-cell table:style-name="ce1" table:number-columns-repeated="1013"/>
        </table:table-row>
      </table:table>
      <table:table table:name="Memory Usage_2" table:style-name="ta1">
        <table:table-column table:style-name="co1" table:default-cell-style-name="Default"/>
        <table:table-column table:style-name="co8" table:default-cell-style-name="ce17"/>
        <table:table-column table:style-name="co5" table:number-columns-repeated="2" table:default-cell-style-name="Default"/>
        <table:table-column table:style-name="co5" table:default-cell-style-name="ce4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Test Name</text:p>
          </table:table-cell>
          <table:table-cell table:style-name="ce1" office:value-type="string" calcext:value-type="string">
            <text:p>Diff</text:p>
          </table:table-cell>
          <table:table-cell table:style-name="ce3" office:value-type="string" calcext:value-type="string">
            <text:p>% Diff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VariantTest</text:p>
          </table:table-cell>
          <table:table-cell table:style-name="Default" table:formula="of:=[$'Memory Usage'.D1]" office:value-type="float" office:value="36910" calcext:value-type="float">
            <text:p>36910</text:p>
          </table:table-cell>
          <table:table-cell table:style-name="ce4" table:formula="of:=[$'Memory Usage'.E1]" office:value-type="percentage" office:value="0.104926216203155" calcext:value-type="percentage">
            <text:p>10.49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helloworld-base14</text:p>
          </table:table-cell>
          <table:table-cell table:style-name="Default" table:formula="of:=[$'Memory Usage'.D2]" office:value-type="float" office:value="27792" calcext:value-type="float">
            <text:p>27792</text:p>
          </table:table-cell>
          <table:table-cell table:style-name="ce4" table:formula="of:=[$'Memory Usage'.E2]" office:value-type="percentage" office:value="0.0041422012687727" calcext:value-type="percentage">
            <text:p>0.41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helloworld</text:p>
          </table:table-cell>
          <table:table-cell table:style-name="Default" table:formula="of:=[$'Memory Usage'.D3]" office:value-type="float" office:value="11368" calcext:value-type="float">
            <text:p>11368</text:p>
          </table:table-cell>
          <table:table-cell table:style-name="ce4" table:formula="of:=[$'Memory Usage'.E3]" office:value-type="percentage" office:value="0.00252535293962145" calcext:value-type="percentage">
            <text:p>0.25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ignatureTest</text:p>
          </table:table-cell>
          <table:table-cell table:style-name="Default" table:formula="of:=[$'Memory Usage'.D4]" office:value-type="float" office:value="11488" calcext:value-type="float">
            <text:p>11488</text:p>
          </table:table-cell>
          <table:table-cell table:style-name="ce4" table:formula="of:=[$'Memory Usage'.E4]" office:value-type="percentage" office:value="0.0213100644050693" calcext:value-type="percentage">
            <text:p>2.13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FormTest</text:p>
          </table:table-cell>
          <table:table-cell table:style-name="Default" table:formula="of:=[$'Memory Usage'.D5]" office:value-type="float" office:value="22672" calcext:value-type="float">
            <text:p>22672</text:p>
          </table:table-cell>
          <table:table-cell table:style-name="ce4" table:formula="of:=[$'Memory Usage'.E5]" office:value-type="percentage" office:value="0.0230258614385882" calcext:value-type="percentage">
            <text:p>2.30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ContentParser</text:p>
          </table:table-cell>
          <table:table-cell table:style-name="Default" table:formula="of:=[$'Memory Usage'.D6]" office:value-type="float" office:value="1135248" calcext:value-type="float">
            <text:p>1135248</text:p>
          </table:table-cell>
          <table:table-cell table:style-name="ce4" table:formula="of:=[$'Memory Usage'.E6]" office:value-type="percentage" office:value="0.0159019606574225" calcext:value-type="percentage">
            <text:p>1.59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TokenizerTest</text:p>
          </table:table-cell>
          <table:table-cell table:style-name="Default" table:formula="of:=[$'Memory Usage'.D7]" office:value-type="float" office:value="5872" calcext:value-type="float">
            <text:p>5872</text:p>
          </table:table-cell>
          <table:table-cell table:style-name="ce4" table:formula="of:=[$'Memory Usage'.E7]" office:value-type="percentage" office:value="0.0665096049293222" calcext:value-type="percentage">
            <text:p>6.65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odofocountpages</text:p>
          </table:table-cell>
          <table:table-cell table:style-name="Default" table:formula="of:=[$'Memory Usage'.D8]" office:value-type="float" office:value="6752" calcext:value-type="float">
            <text:p>6752</text:p>
          </table:table-cell>
          <table:table-cell table:style-name="ce4" table:formula="of:=[$'Memory Usage'.E8]" office:value-type="percentage" office:value="0.0189008294306517" calcext:value-type="percentage">
            <text:p>1.89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odofoincrementalupdates</text:p>
          </table:table-cell>
          <table:table-cell table:style-name="Default" table:formula="of:=[$'Memory Usage'.D9]" office:value-type="float" office:value="7336" calcext:value-type="float">
            <text:p>7336</text:p>
          </table:table-cell>
          <table:table-cell table:style-name="ce4" table:formula="of:=[$'Memory Usage'.E9]" office:value-type="percentage" office:value="0.0234008414860938" calcext:value-type="percentage">
            <text:p>2.34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odofopdfinfo</text:p>
          </table:table-cell>
          <table:table-cell table:style-name="Default" table:formula="of:=[$'Memory Usage'.D10]" office:value-type="float" office:value="76808" calcext:value-type="float">
            <text:p>76808</text:p>
          </table:table-cell>
          <table:table-cell table:style-name="ce4" table:formula="of:=[$'Memory Usage'.E10]" office:value-type="percentage" office:value="0.0536294188167985" calcext:value-type="percentage">
            <text:p>5.36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odofotxtextract</text:p>
          </table:table-cell>
          <table:table-cell table:style-name="Default" table:formula="of:=[$'Memory Usage'.D11]" office:value-type="float" office:value="47039160" calcext:value-type="float">
            <text:p>47039160</text:p>
          </table:table-cell>
          <table:table-cell table:style-name="ce4" table:formula="of:=[$'Memory Usage'.E11]" office:value-type="percentage" office:value="0.566422475698398" calcext:value-type="percentage">
            <text:p>56.64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odofoimgextract</text:p>
          </table:table-cell>
          <table:table-cell table:style-name="Default" table:formula="of:=[$'Memory Usage'.D12]" office:value-type="float" office:value="179856" calcext:value-type="float">
            <text:p>179856</text:p>
          </table:table-cell>
          <table:table-cell table:style-name="ce4" table:formula="of:=[$'Memory Usage'.E12]" office:value-type="percentage" office:value="0.0379728555394816" calcext:value-type="percentage">
            <text:p>3.80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arserTest</text:p>
          </table:table-cell>
          <table:table-cell table:style-name="Default" table:formula="of:=[$'Memory Usage'.D13]" office:value-type="float" office:value="7792" calcext:value-type="float">
            <text:p>7792</text:p>
          </table:table-cell>
          <table:table-cell table:style-name="ce4" table:formula="of:=[$'Memory Usage'.E13]" office:value-type="percentage" office:value="0.00156573106599721" calcext:value-type="percentage">
            <text:p>0.16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WatermarkTest</text:p>
          </table:table-cell>
          <table:table-cell table:style-name="Default" table:formula="of:=[$'Memory Usage'.D14]" office:value-type="float" office:value="20672" calcext:value-type="float">
            <text:p>20672</text:p>
          </table:table-cell>
          <table:table-cell table:style-name="ce4" table:formula="of:=[$'Memory Usage'.E14]" office:value-type="percentage" office:value="0.00130047830575458" calcext:value-type="percentage">
            <text:p>0.13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odofocolor</text:p>
          </table:table-cell>
          <table:table-cell table:style-name="Default" table:formula="of:=[$'Memory Usage'.D15]" office:value-type="float" office:value="5883448" calcext:value-type="float">
            <text:p>5883448</text:p>
          </table:table-cell>
          <table:table-cell table:style-name="ce4" table:formula="of:=[$'Memory Usage'.E15]" office:value-type="percentage" office:value="0.0704931436469702" calcext:value-type="percentage">
            <text:p>7.05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odofocrop</text:p>
          </table:table-cell>
          <table:table-cell table:style-name="Default" table:formula="of:=[$'Memory Usage'.D16]" office:value-type="float" office:value="54737" calcext:value-type="float">
            <text:p>54737</text:p>
          </table:table-cell>
          <table:table-cell table:style-name="ce4" table:formula="of:=[$'Memory Usage'.E16]" office:value-type="percentage" office:value="0.0106884195932554" calcext:value-type="percentage">
            <text:p>1.07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odofoencrypt</text:p>
          </table:table-cell>
          <table:table-cell table:style-name="Default" table:formula="of:=[$'Memory Usage'.D17]" office:value-type="float" office:value="8112" calcext:value-type="float">
            <text:p>8112</text:p>
          </table:table-cell>
          <table:table-cell table:style-name="ce4" table:formula="of:=[$'Memory Usage'.E17]" office:value-type="percentage" office:value="0.00133191144562142" calcext:value-type="percentage">
            <text:p>0.13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odofogc</text:p>
          </table:table-cell>
          <table:table-cell table:style-name="Default" table:formula="of:=[$'Memory Usage'.D18]" office:value-type="float" office:value="7792" calcext:value-type="float">
            <text:p>7792</text:p>
          </table:table-cell>
          <table:table-cell table:style-name="ce4" table:formula="of:=[$'Memory Usage'.E18]" office:value-type="percentage" office:value="0.00156573106599721" calcext:value-type="percentage">
            <text:p>0.16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odofopages1</text:p>
          </table:table-cell>
          <table:table-cell table:style-name="Default" table:formula="of:=[$'Memory Usage'.D19]" office:value-type="float" office:value="7400" calcext:value-type="float">
            <text:p>7400</text:p>
          </table:table-cell>
          <table:table-cell table:style-name="ce4" table:formula="of:=[$'Memory Usage'.E19]" office:value-type="percentage" office:value="0.00147474518794631" calcext:value-type="percentage">
            <text:p>0.15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odofopages2</text:p>
          </table:table-cell>
          <table:table-cell table:style-name="Default" table:formula="of:=[$'Memory Usage'.D20]" office:value-type="float" office:value="7016" calcext:value-type="float">
            <text:p>7016</text:p>
          </table:table-cell>
          <table:table-cell table:style-name="ce4" table:formula="of:=[$'Memory Usage'.E20]" office:value-type="percentage" office:value="0.00140157025410852" calcext:value-type="percentage">
            <text:p>0.14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odofouncompress</text:p>
          </table:table-cell>
          <table:table-cell table:style-name="Default" table:formula="of:=[$'Memory Usage'.D21]" office:value-type="float" office:value="118624" calcext:value-type="float">
            <text:p>118624</text:p>
          </table:table-cell>
          <table:table-cell table:style-name="ce4" table:formula="of:=[$'Memory Usage'.E21]" office:value-type="percentage" office:value="0.000892507593469713" calcext:value-type="percentage">
            <text:p>0.09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odofotxt2pdf</text:p>
          </table:table-cell>
          <table:table-cell table:style-name="Default" table:formula="of:=[$'Memory Usage'.D22]" office:value-type="float" office:value="6826" calcext:value-type="float">
            <text:p>6826</text:p>
          </table:table-cell>
          <table:table-cell table:style-name="ce4" table:formula="of:=[$'Memory Usage'.E22]" office:value-type="percentage" office:value="0.0670299995090097" calcext:value-type="percentage">
            <text:p>6.70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odofomerge</text:p>
          </table:table-cell>
          <table:table-cell table:style-name="Default" table:formula="of:=[$'Memory Usage'.D23]" office:value-type="float" office:value="7272" calcext:value-type="float">
            <text:p>7272</text:p>
          </table:table-cell>
          <table:table-cell table:style-name="ce4" table:formula="of:=[$'Memory Usage'.E23]" office:value-type="percentage" office:value="0.00134847487158243" calcext:value-type="percentage">
            <text:p>0.13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LargeTest1</text:p>
          </table:table-cell>
          <table:table-cell table:style-name="Default" table:formula="of:=[$'Memory Usage'.D24]" office:value-type="float" office:value="310328" calcext:value-type="float">
            <text:p>310328</text:p>
          </table:table-cell>
          <table:table-cell table:style-name="ce4" table:formula="of:=[$'Memory Usage'.E24]" office:value-type="percentage" office:value="0.00191481440359913" calcext:value-type="percentage">
            <text:p>0.19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LargeTest2</text:p>
          </table:table-cell>
          <table:table-cell table:style-name="Default" table:formula="of:=[$'Memory Usage'.D25]" office:value-type="float" office:value="310376" calcext:value-type="float">
            <text:p>310376</text:p>
          </table:table-cell>
          <table:table-cell table:style-name="ce4" table:formula="of:=[$'Memory Usage'.E25]" office:value-type="percentage" office:value="0.000649321461206928" calcext:value-type="percentage">
            <text:p>0.06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odofoimg2pdf</text:p>
          </table:table-cell>
          <table:table-cell table:style-name="Default" table:formula="of:=[$'Memory Usage'.D26]" office:value-type="float" office:value="8672" calcext:value-type="float">
            <text:p>8672</text:p>
          </table:table-cell>
          <table:table-cell table:style-name="ce4" table:formula="of:=[$'Memory Usage'.E26]" office:value-type="percentage" office:value="0.00736679539303451" calcext:value-type="percentage">
            <text:p>0.74%</text:p>
          </table:table-cell>
          <table:table-cell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X Memory Diff</text:p>
          </table:table-cell>
          <table:table-cell table:formula="of:=MAX([.B2:.B27])" office:value-type="float" office:value="47039160" calcext:value-type="float">
            <text:p>47,039,160</text:p>
          </table:table-cell>
          <table:table-cell table:style-name="ce4" table:formula="of:=MAX([.C2:.C27])" office:value-type="percentage" office:value="0.566422475698398" calcext:value-type="percentage">
            <text:p>56.64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ERAGE Memory Diff</text:p>
          </table:table-cell>
          <table:table-cell table:formula="of:=AVERAGE([.B2:.B27])" office:value-type="float" office:value="2127704.96153846" calcext:value-type="float">
            <text:p>2,127,705</text:p>
          </table:table-cell>
          <table:table-cell table:style-name="ce4" table:formula="of:=AVERAGE([.C2:.C27])" office:value-type="percentage" office:value="0.0426035125619588" calcext:value-type="percentage">
            <text:p>4.26%</text:p>
          </table:table-cell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inary Size'.A2:'Binary Size'.AMJ33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Binary Size_2'.A2:'Binary Size_2'.AMJ33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 style:data-style-name="N2" text:time-value="04:16:10.9400609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10:07:17.458105470</meta:creation-date>
    <dc:date>2020-10-16T04:43:30.344643224</dc:date>
    <meta:editing-duration>PT1H39M40S</meta:editing-duration>
    <meta:editing-cycles>13</meta:editing-cycles>
    <meta:generator>LibreOffice/6.0.7.3$Linux_X86_64 LibreOffice_project/00m0$Build-3</meta:generator>
    <meta:document-statistic meta:table-count="5" meta:cell-count="538" meta:object-count="0"/>
  </office:meta>
</office:document-meta>
</file>